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text:s/>✅ Collapse/Expand Button Enhanced</text:p>
      <text:p text:style-name="Standard"/>
      <text:p text:style-name="Standard"><text:s text:c="2"/>I've significantly improved the visibility and prominence of the collapse/expand buttons with the following</text:p>
      <text:p text:style-name="Standard"><text:s text:c="2"/>enhancements:</text:p>
      <text:p text:style-name="Standard"/>
      <text:p text:style-name="Standard"><text:s text:c="2"/>Visual Improvements Made:</text:p>
      <text:p text:style-name="Standard"/>
      <text:p text:style-name="Standard"><text:s text:c="2"/>1. Button-Like Appearance:</text:p>
      <text:p text:style-name="Standard"><text:s text:c="4"/>- Added background: bg-gray-100 dark:bg-gray-600</text:p>
      <text:p text:style-name="Standard"><text:s text:c="4"/>- Added padding: px-3 py-1.5 for better click target</text:p>
      <text:p text:style-name="Standard"><text:s text:c="4"/>- Added border: border border-gray-200 dark:border-gray-500</text:p>
      <text:p text:style-name="Standard"><text:s text:c="4"/>- Added rounded corners: rounded-md</text:p>
      <text:p text:style-name="Standard"><text:s text:c="2"/>2. Enhanced Typography:</text:p>
      <text:p text:style-name="Standard"><text:s text:c="4"/>- Changed to font-medium for better readability</text:p>
      <text:p text:style-name="Standard"><text:s text:c="4"/>- Clearer text labels: "Expand Permissions" / "Collapse Permissions"</text:p>
      <text:p text:style-name="Standard"><text:s text:c="4"/>- Better contrast: text-gray-700 dark:text-gray-200</text:p>
      <text:p text:style-name="Standard"><text:s text:c="2"/>3. Interactive States:</text:p>
      <text:p text:style-name="Standard"><text:s text:c="4"/>- Hover Effects: hover:bg-gray-200 dark:hover:bg-gray-500</text:p>
      <text:p text:style-name="Standard"><text:s text:c="4"/>- Border Hover: hover:border-gray-300 dark:hover:border-gray-400</text:p>
      <text:p text:style-name="Standard"><text:s text:c="4"/>- Smooth Transitions: transition-colors duration-150</text:p>
      <text:p text:style-name="Standard"><text:s text:c="2"/>4. Icon Improvements:</text:p>
      <text:p text:style-name="Standard"><text:s text:c="4"/>- Increased icon spacing: mr-1.5 instead of mr-1</text:p>
      <text:p text:style-name="Standard"><text:s text:c="4"/>- Better visual balance with text</text:p>
      <text:p text:style-name="Standard"/>
      <text:p text:style-name="Standard"><text:s text:c="2"/>Before vs After:</text:p>
      <text:p text:style-name="Standard"/>
      <text:p text:style-name="Standard"><text:s text:c="2"/>Before: Plain text link style</text:p>
      <text:p text:style-name="Standard"><text:s text:c="2"/>text-sm text-gray-600 hover:text-gray-800</text:p>
      <text:p text:style-name="Standard"/>
      <text:p text:style-name="Standard"><text:s text:c="2"/>After: Prominent button style</text:p>
      <text:p text:style-name="Standard"><text:s text:c="2"/>px-3 py-1.5 text-sm font-medium bg-gray-100 border border-gray-200</text:p>
      <text:p text:style-name="Standard"><text:s text:c="2"/>rounded-md hover:bg-gray-200 transition-colors</text:p>
      <text:p text:style-name="Standard"/>
      <text:p text:style-name="Standard"><text:s text:c="2"/>Benefits:</text:p>
      <text:p text:style-name="Standard"/>
      <text:p text:style-name="Standard"><text:s text:c="2"/>1. Higher Visibility: Button styling makes it obvious this is an interactive element</text:p>
      <text:p text:style-name="Standard"><text:s text:c="2"/>2. Better Affordance: Clear button appearance signals clickability</text:p>
      <text:p text:style-name="Standard"><text:s text:c="2"/>3. Improved Accessibility: Larger click target and better contrast</text:p>
      <text:p text:style-name="Standard"><text:s text:c="2"/>4. Professional Look: Consistent with other UI buttons in the application</text:p>
      <text:p text:style-name="Standard"><text:s text:c="2"/>5. Dark Mode Support: Proper styling for both light and dark themes</text:p>
      <text:p text:style-name="Standard"><text:s text:c="2"/>6. Clear Labels: "Expand Permissions" / "Collapse Permissions" are more descriptive</text:p>
      <text:p text:style-name="Standard"/>
      <text:p text:style-name="Standard"><text:s text:c="2"/>User Experience Impact:</text:p>
      <text:p text:style-name="Standard"/>
      <text:p text:style-name="Standard"><text:s text:c="2"/>- Discoverability: Users will immediately notice the expand/collapse functionality</text:p>
      <text:p text:style-name="Standard"><text:s text:c="2"/>- Confidence: Button styling gives users confidence to click</text:p>
      <text:p text:style-name="Standard"><text:s text:c="2"/>- Consistency: Matches the visual language of other interactive elements</text:p>
      <text:p text:style-name="Standard"><text:soft-page-break/><text:s text:c="2"/>- Accessibility: Better for users with visual impairments or motor difficulties</text:p>
      <text:p text:style-name="Standard"/>
      <text:p text:style-name="Standard"><text:s text:c="2"/>The collapse/expand buttons now stand out prominently and clearly communicate their interactive nature!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06T18:18:20.166000000</meta:creation-date>
    <dc:date>2025-09-06T19:45:04.093000000</dc:date>
    <meta:editing-duration>PT1H26M44S</meta:editing-duration>
    <meta:editing-cycles>2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39" meta:word-count="254" meta:character-count="2079" meta:non-whitespace-character-count="1763"/>
  </office:meta>
</office:document-meta>
</file>